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f267" officeooo:paragraph-rsid="0008f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овая рабо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08:47:33.235000000</meta:creation-date>
    <dc:date>2014-09-22T08:49:32.511000000</dc:date>
    <meta:editing-duration>PT2M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4.3.1.2$Windows_x86 LibreOffice_project/958349dc3b25111dbca392fbc281a05559ef6848</meta:generator>
  </office:meta>
</office:document-meta>
</file>